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uble #00000a" style:border-line-width-bottom="0in 0.0016in 0.0008in" style:text-align-source="fix" style:repeat-content="false" fo:wrap-option="wrap" fo:border-left="0.06pt double #00000a" style:border-line-width-left="0in 0.0016in 0.0008in" fo:border-right="0.45pt double #00000a" style:border-line-width-right="0.002in 0.002in 0.002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45pt double #00000a" style:border-line-width-left="0.002in 0.002in 0.002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45pt double #00000a" style:border-line-width-bottom="0.002in 0.002in 0.002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double #00000a" style:border-line-width-left="0in 0.0016in 0.0008in" fo:border-right="0.74pt double #00000a" style:border-line-width-right="0.0035in 0.0035in 0.0035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double #00000a" style:border-line-width-bottom="0.0035in 0.0035in 0.0035in" fo:border-left="none" fo:border-right="none" fo:border-top="0.06pt double #00000a" style:border-line-width-top="0in 0.0016in 0.0008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0.06pt solid #00000a" style:text-align-source="fix" style:repeat-content="false" fo:border-left="0.06pt solid #00000a" fo:border-right="0.74pt solid #00000a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 style:data-style-name="N11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a" style:text-align-source="fix" style:repeat-content="false" fo:border-left="none" fo:border-right="0.45pt double #00000a" style:border-line-width-right="0.002in 0.002in 0.002in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er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22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0" table:formula="of:=SUM(['20106065'.$C8];['20106381'.$C8];['20105627'.$C8];['20105914'.$C8];['20095495'.$C8])/5" office:value-type="percentage" office:value="0.21" calcext:value-type="percentage" table:number-columns-spanned="2" table:number-rows-spanned="1">
            <text:p>21.00%</text:p>
          </table:table-cell>
          <table:covered-table-cell table:style-name="ce20"/>
          <table:table-cell table:style-name="ce20" table:formula="of:=SUM(['20106065'.$E8];['20106381'.$E8];['20105627'.$E8];['20105914'.$E8];['20095495'.$E8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0" table:formula="of:=SUM(['20106065'.$C9];['20106381'.$C9];['20105627'.$C9];['20105914'.$C9];['20095495'.$C9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  <table:table-cell table:style-name="ce20" table:formula="of:=SUM(['20106065'.$E9];['20106381'.$E9];['20105627'.$E9];['20105914'.$E9];['20095495'.$E9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0" table:formula="of:=SUM(['20106065'.$C10];['20106381'.$C10];['20105627'.$C10];['20105914'.$C10];['20095495'.$C10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  <table:table-cell table:style-name="ce20" table:formula="of:=SUM(['20106065'.$E10];['20106381'.$E10];['20105627'.$E10];['20105914'.$E10];['20095495'.$E10])/5" office:value-type="percentage" office:value="0.21" calcext:value-type="percentage" table:number-columns-spanned="2" table:number-rows-spanned="1">
            <text:p>21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0" table:formula="of:=SUM(['20106065'.$C11];['20106381'.$C11];['20105627'.$C11];['20105914'.$C11];['20095495'.$C11])/5" office:value-type="percentage" office:value="0.21" calcext:value-type="percentage" table:number-columns-spanned="2" table:number-rows-spanned="1">
            <text:p>21.00%</text:p>
          </table:table-cell>
          <table:covered-table-cell table:style-name="ce20"/>
          <table:table-cell table:style-name="ce20" table:formula="of:=SUM(['20106065'.$E11];['20106381'.$E11];['20105627'.$E11];['20105914'.$E11];['20095495'.$E11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0" table:formula="of:=SUM(['20106065'.$C12];['20106381'.$C12];['20105627'.$C12];['20105914'.$C12];['20095495'.$C12])/5" office:value-type="percentage" office:value="0.19" calcext:value-type="percentage" table:number-columns-spanned="2" table:number-rows-spanned="1">
            <text:p>19.00%</text:p>
          </table:table-cell>
          <table:covered-table-cell table:style-name="ce20"/>
          <table:table-cell table:style-name="ce20" table:formula="of:=SUM(['20106065'.$E12];['20106381'.$E12];['20105627'.$E12];['20105914'.$E12];['20095495'.$E12])/5" office:value-type="percentage" office:value="0.2" calcext:value-type="percentage" table:number-columns-spanned="2" table:number-rows-spanned="1">
            <text:p>20.00%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5:.C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5:.E9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formula="of:=SUM(['20106065'.D16];['20106381'.D16];['20105627'.D16];['20105914'.D16];['20095495'.D16])/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formula="of:=SUM(['20106065'.D17];['20106381'.D17];['20105627'.D17];['20105914'.D17];['20095495'.D17])/5" office:value-type="float" office:value="3.8" calcext:value-type="float" table:number-columns-spanned="3" table:number-rows-spanned="1">
            <text:p>3.8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formula="of:=SUM(['20106065'.D18];['20106381'.D18];['20105627'.D18];['20105914'.D18];['20095495'.D18])/5" office:value-type="float" office:value="4.6" calcext:value-type="float" table:number-columns-spanned="3" table:number-rows-spanned="1">
            <text:p>4.6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formula="of:=SUM(['20106065'.D19];['20106381'.D19];['20105627'.D19];['20105914'.D19];['20095495'.D19])/5" office:value-type="float" office:value="3.4" calcext:value-type="float" table:number-columns-spanned="3" table:number-rows-spanned="1">
            <text:p>3.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formula="of:=SUM(['20106065'.D20];['20106381'.D20];['20105627'.D20];['20105914'.D20];['20095495'.D20])/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formula="of:=SUM(['20106065'.D21];['20106381'.D21];['20105627'.D21];['20105914'.D21];['20095495'.D21])/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24];['20106381'.D24];['20105627'.D24];['20105914'.D24];['20095495'.D24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25];['20106381'.D25];['20105627'.D25];['20105914'.D25];['20095495'.D25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26];['20106381'.D26];['20105627'.D26];['20105914'.D26];['20095495'.D26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27];['20106381'.D27];['20105627'.D27];['20105914'.D27];['20095495'.D27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28];['20106381'.D28];['20105627'.D28];['20105914'.D28];['20095495'.D28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1];['20106381'.D31];['20105627'.D31];['20105914'.D31];['20095495'.D31])/5" office:value-type="float" office:value="4.4" calcext:value-type="float" table:number-columns-spanned="3" table:number-rows-spanned="1">
            <text:p>4.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2];['20106381'.D32];['20105627'.D32];['20105914'.D32];['20095495'.D32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33];['20106381'.D33];['20105627'.D33];['20105914'.D33];['20095495'.D33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34];['20106381'.D34];['20105627'.D34];['20105914'.D34];['20095495'.D34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35];['20106381'.D35];['20105627'.D35];['20105914'.D35];['20095495'.D35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8];['20106381'.D38];['20105627'.D38];['20105914'.D38];['20095495'.D38])/5" office:value-type="float" office:value="4.2" calcext:value-type="float" table:number-columns-spanned="3" table:number-rows-spanned="1">
            <text:p>4.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9];['20106381'.D39];['20105627'.D39];['20105914'.D39];['20095495'.D39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40];['20106381'.D40];['20105627'.D40];['20105914'.D40];['20095495'.D40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41];['20106381'.D41];['20105627'.D41];['20105914'.D41];['20095495'.D41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42];['20106381'.D42];['20105627'.D42];['20105914'.D42];['20095495'.D42])/5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06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Hector Vas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1-16" calcext:value-type="date">
            <text:p>11/1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6381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usnen Vol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1-16" calcext:value-type="date">
            <text:p>11/1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5627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Gilven Wu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1-16" calcext:value-type="date">
            <text:p>11/1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105914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Alan Alvar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1-16" calcext:value-type="date">
            <text:p>11/1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table table:name="2009549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Jose Reyes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1-16" calcext:value-type="date">
            <text:p>11/16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3" calcext:value-type="float">
            <text:p>3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0:51:55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17:43.370000000</meta:creation-date>
    <dc:date>2014-12-04T10:52:06.966000000</dc:date>
    <meta:editing-duration>PT56M17S</meta:editing-duration>
    <meta:editing-cycles>23</meta:editing-cycles>
    <meta:generator>LibreOffice/4.3.4.1$Windows_x86 LibreOffice_project/bc356b2f991740509f321d70e4512a6a54c5f243</meta:generator>
    <meta:document-statistic meta:table-count="6" meta:cell-count="469" meta:object-count="0"/>
  </office:meta>
</office:document-meta>
</file>